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fd3" officeooo:paragraph-rsid="00073fd3"/>
    </style:style>
    <style:style style:name="T1" style:family="text">
      <style:text-properties officeooo:rsid="0009b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d a text file named “input.txt”</text:p>
      <text:p text:style-name="P1"/>
      <text:p text:style-name="P1">2. Encrypti<text:span text:style-name="T1">ed using cbc, cfb, ecb, ofb</text:span></text:p>
      <text:p text:style-name="P1"/>
      <text:p text:style-name="P1">Original file size- 90 bytes</text:p>
      <text:p text:style-name="P1"/>
      <text:p text:style-name="P1">I) CBC- 96 bytes (Padding was added)</text:p>
      <text:p text:style-name="P1">II) CFB- 90 bytes (Padding was not added)</text:p>
      <text:p text:style-name="P1">III) ECB- 96 bytes (Padding was added)</text:p>
      <text:p text:style-name="P1">IV) OFB- 90 bytes (Padding was not added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2:30:46.199723513</meta:creation-date>
    <meta:generator>LibreOffice/7.3.7.2$Linux_X86_64 LibreOffice_project/30$Build-2</meta:generator>
    <dc:date>2024-05-07T02:37:56.678512059</dc:date>
    <meta:editing-duration>PT7M10S</meta:editing-duration>
    <meta:editing-cycles>3</meta:editing-cycles>
    <meta:document-statistic meta:table-count="0" meta:image-count="0" meta:object-count="0" meta:page-count="1" meta:paragraph-count="7" meta:word-count="49" meta:character-count="262" meta:non-whitespace-character-count="220"/>
  </office:meta>
</office:document-meta>
</file>